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Noto Sans Devanagari1" svg:font-family="'Noto Sans Devanagari'" style:font-family-generic="swiss"/>
    <style:font-face style:name="Segoe UI" svg:font-family="'Segoe UI'" style:font-family-generic="swiss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Calibri2" svg:font-family="Calibri" style:font-family-generic="system" style:font-pitch="variable"/>
    <style:font-face style:name="F" svg:font-family="F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>
      <style:paragraph-properties fo:line-height="115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line-height="115%" fo:text-align="justify" style:justify-single-word="false"/>
    </style:style>
    <style:style style:name="P4" style:family="paragraph" style:parent-style-name="Standard" style:master-page-name="Standard">
      <style:paragraph-properties fo:line-height="150%" fo:text-align="justify" style:justify-single-word="false" style:page-number="auto"/>
      <style:text-properties fo:color="#000000" style:font-name="Times New Roman" fo:language="en" fo:country="GB" style:font-name-complex="Times New Roman1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" style:language-asian="fr" style:country-asian="FR" style:font-name-complex="Times New Roman1"/>
    </style:style>
    <style:style style:name="T2" style:family="text">
      <style:text-properties style:font-name="Times New Roman" fo:font-style="italic" style:language-asian="fr" style:country-asian="FR" style:font-style-asian="italic" style:font-name-complex="Times New Roman1"/>
    </style:style>
    <style:style style:name="T3" style:family="text">
      <style:text-properties fo:color="#00000a"/>
    </style:style>
    <style:style style:name="T4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pyeditor : Mathilde Nicolas. </text:p>
      <text:p text:style-name="Standard">Creator: Renaudot, Théophraste (1586-1653). </text:p>
      <text:p text:style-name="Standard">Title: Gazette.</text:p>
      <text:p text:style-name="Standard">Date : 1664/05/10. <text:s/></text:p>
      <text:p text:style-name="Standard"><text:span text:style-name="T1">Bibl: Renaudot </text:span><text:bookmark text:name="_GoBack"/><text:span text:style-name="T1">Théophraste, </text:span><text:span text:style-name="T2">Recueil des gazettes nouvelles, ordinaires et extraordinaires. Relations et récits des choses avenues tant en ce royaume qu'ailleurs, pendant l'année mil six cent soixante-quatre.</text:span><text:span text:style-name="T1">, Paris, Bureau d’adresse, 1664.</text:span></text:p>
      <text:p text:style-name="P1"/>
      <text:p text:style-name="Text_20_body"><text:span text:style-name="_3c_pb_3e_">456</text:span></text:p>
      <text:p text:style-name="Text_20_body"><text:span text:style-name="_3c_date_3e_">Le premier du Courant</text:span>, <text:span text:style-name="_3c_persName_3e_">Leurs Majestez</text:span>, avec lesquelles estoyent <text:span text:style-name="_3c_persName_3e_">Monseigneur le Dauphin</text:span>, <text:span text:style-name="_3c_persName_3e_">Monsieur</text:span>, &amp; <text:span text:style-name="_3c_persName_3e_">Madame</text:span>, arrivérent sur <office:annotation office:name="__Annotation__276_18480221"><dc:creator>Auteur inconnu</dc:creator><dc:date>2020-02-13T13:26:13.73</dc:date><text:p text:style-name="P5"><text:span text:style-name="T4">Identification des heures avec la balise « date ». Quel moyen pour l'identifier plus clairement ?</text:span></text:p></office:annotation><text:span text:style-name="_3c_date_3e_">les 6 heures</text:span><office:annotation-end office:name="__Annotation__276_18480221"/> à <text:span text:style-name="_3c_placeName_3e_">S. Cloud</text:span> : la <text:span text:style-name="_3c_persName_3e_">Reyne Mére</text:span> ayant oüi Vespres au <text:span text:style-name="_3c_placeName_3e_">Couvent des Religieuses de Challiot</text:span>.<text:line-break/><text:span text:style-name="_3c_date_3e_">Le 2</text:span>, la Cour prit le divertissement de <text:span text:style-name="_3c_tech_3e_">la Promenade</text:span> dans le délicieux <text:span text:style-name="_3c_placeName_3e_">Iardin de cette belle Maison</text:span> : <text:span text:style-name="_3c_persName_3e_">les Reynes</text:span> en <text:span text:style-name="_3c_tech_3e_">chaise</text:span>, &amp; <text:span text:style-name="_3c_persName_3e_">les Dames</text:span> en <text:span text:style-name="_3c_tech_3e_">Caléche</text:span>.<text:line-break/><text:span text:style-name="_3c_date_3e_">Le 3</text:span>, ces <text:span text:style-name="_3c_persName_3e_">Princesses</text:span>, accompagnées de <text:span text:style-name="_3c_persName_3e_">Monsieur</text:span>, allérent oüir Messe au <text:span text:style-name="_3c_placeName_3e_">Mont Valérien</text:span>, à cause de la Feste de l'Invention de Sainte Croix: &amp; le lendemain, <text:span text:style-name="_3c_date_3e_">premier Dimanche du mois</text:span>, Elles firent leurs dévotions au <text:span text:style-name="_3c_placeName_3e_">Monastére des Vrsulines de S. Cloud</text:span>.</text:p>
      <text:p text:style-name="Text_20_body"><text:span text:style-name="_3c_date_3e_">Le 4</text:span>, <text:span text:style-name="_3c_persName_3e_">Leurs Majestez</text:span> furent diverties par la <text:span text:style-name="_3c_tech_3e_">Comédie Françoise</text:span>: &amp; <text:span text:style-name="_3c_persName_3e_">le Roy</text:span> ayant ces jours là , traité toute la Cour, avec vne magnificence singuliére, Elles en partirent <text:span text:style-name="_3c_date_3e_">le 5</text:span>, pour aller à <text:span text:style-name="_3c_placeName_3e_">Versailles</text:span>, prendre les divertissemens qui leur y estoyent préparez sous le titre des Plaisir de l’Isle enchantée, &amp; qu'on avoit partagez en trois Iournées.</text:p>
      <text:p text:style-name="Text_20_body">Le premier, qui estoit vne <text:span text:style-name="_3c_tech_3e_">Course de Bague</text:span>, se donna<text:span text:style-name="_3c_date_3e_"> le 7</text:span>, sur <office:annotation office:name="__Annotation__277_18480221"><dc:creator>Auteur inconnu</dc:creator><dc:date>2020-02-13T13:29:52.73</dc:date><text:p text:style-name="P5"><text:span text:style-name="T4">Même question que plus haut, identification des heures. </text:span></text:p><text:p text:style-name="P5"><text:span text:style-name="T4"/></text:p></office:annotation><text:span text:style-name="_3c_date_3e_">les six heures du soir</text:span><office:annotation-end office:name="__Annotation__277_18480221"/> : &amp; <text:span text:style-name="_3c_persName_3e_">tous les Chevaliers</text:span> s'y estans signalez, le <text:span text:style-name="_3c_persName_3e_">Marquis de la Valliére</text:span> l'emporta, &amp; eut l'honneur d'en recevoir le Prix des mains de <text:span text:style-name="_3c_persName_3e_">la Reyne Mére</text:span>, qui estoit vne Epée enrichie de Diamans. La nuit estant survenuë, il parut <text:span text:style-name="_3c_tech_3e_">plus de deux mille lumiéres</text:span>, à la clarté desquel1es on servit vn superbe <text:span text:style-name="_3c_tech_3e_">Festin </text:span>de plus de <office:annotation office:name="__Annotation__5225_1135346906"><dc:creator>Auteur inconnu</dc:creator><dc:date>2020-02-26T15:28:03.88</dc:date><text:p text:style-name="P6"><text:span text:style-name="T5">Je ne parviens pas à mettre ceci en description. Tout le paragraphe se met en description également quand j'essaye de la faire. </text:span></text:p></office:annotation>40 Bassins de viande, &amp; d'autant de Pyramides<office:annotation-end office:name="__Annotation__5225_1135346906"/> : <text:span text:style-name="_3c_persName_3e_">Leurs Majestez</text:span> estans accompagnées à Table, de grand nombre des <text:span text:style-name="_3c_persName_3e_">principales Dames </text:span>fort bien parées.</text:p>
      <text:p text:style-name="Text_20_body"><text:span text:style-name="_3c_date_3e_">Le 8</text:span>, il y eut pour la seconde Journée, <text:span text:style-name="_3c_tech_3e_">Comédie Françoise</text:span>, entremeslée de <text:span text:style-name="_3c_tech_3e_">Concerts</text:span>, de <text:span text:style-name="_3c_tech_3e_">Récits</text:span>, &amp; <text:span text:style-name="_3c_tech_3e_">d’Entrées de Balet</text:span>, ainsi que vous verrez ailleurs, dans le détail de tous ces agréables divertissemens, qui se terminérent hier, par vn <text:span text:style-name="_3c_tech_3e_">Balet sur l'eau</text:span>, &amp; vn tres beau <text:span text:style-name="_3c_tech_3e_">feu d'Artifice</text:span>.</text:p>
      <text:p text:style-name="_3c_byline_3e_">A Paris, du Bureau d’Adresse, aux Galleries du .Louvre,</text:p>
      <text:p text:style-name="_3c_byline_3e_">devant la ruë S.Thomas, le 10 May 1664.</text:p>
      <text:p text:style-name="_3c_byline_3e_">Avec Privilég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Text_20_body"><text:soft-page-break/>Les titres et corps de texte sont stylés à partir des styles par défaut du logiciel (Titre, Titre 1, Titre 2, Corps de Texte, etc.).</text:p>
      <text:p text:style-name="Text_20_body"/>
      <text:p text:style-name="_3c_salute_3e_">Les salutations</text:p>
      <text:p text:style-name="_3c_l_3e_">Les vers</text:p>
      <text:p text:style-name="_3c_l_3e_"><text:span text:style-name="_3c_name_3e_"/></text:p>
      <text:p text:style-name="_3c_l_3e_"><text:span text:style-name="_3c_persName_3e_">Les noms de personnes réelles</text:span></text:p>
      <text:p text:style-name="_3c_l_3e_"><text:span text:style-name="_3c_persName_3e_"/></text:p>
      <text:p text:style-name="_3c_l_3e_"><text:span text:style-name="_3c_tech_3e_">Les techniques</text:span></text:p>
      <text:p text:style-name="Text_20_body"><text:span text:style-name="_3c_placeName_3e_">Les noms de lieu</text:span></text:p>
      <text:p text:style-name="Text_20_body"><text:span text:style-name="_3c_date_3e_">Les dates</text:span></text:p>
      <text:p text:style-name="_3c_l_3e_"><text:span text:style-name="_3c_name_3e_">Les noms de personnages</text:span></text:p>
      <text:p text:style-name="Text_20_body"><text:span text:style-name="_3c_foreign_3e_">Les segments en langue étrangère</text:span></text:p>
      <text:p text:style-name="_3c_description_3e_">Les descriptions</text:p>
      <text:p text:style-name="_3c_l_3e_"><text:span text:style-name="_3c_tech_3e_"/></text:p>
      <text:p text:style-name="_3c_byline_3e_">L’annonce de l’auteur ou de l’éditeur : « Par Barbier »</text:p>
      <text:p text:style-name="_3c_byline_3e_"><text:span text:style-name="_3c_foreign_3e_"><text:span text:style-name="T3"/></text:span></text:p>
      <text:p text:style-name="Text_20_body"><text:span text:style-name="_3c_pb_3e_">Les numéros de </text:span><text:bookmark-start text:name="_GoBack1"/><text:span text:style-name="_3c_pb_3e_">page</text:span><text:bookmark-end text:name="_GoBack1"/><text:span text:style-name="_3c_pb_3e_">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Noto Sans Devanagari1" svg:font-family="'Noto Sans Devanagari'" style:font-family-generic="swiss"/>
    <style:font-face style:name="Segoe UI" svg:font-family="'Segoe UI'" style:font-family-generic="swiss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Calibri2" svg:font-family="Calibri" style:font-family-generic="system" style:font-pitch="variable"/>
    <style:font-face style:name="F" svg:font-family="F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cm" fo:line-height="100%" fo:text-align="start" style:justify-single-word="false" fo:orphans="2" fo:widows="2" fo:hyphenation-ladder-count="no-limit" style:vertical-align="baseline" style:writing-mode="lr-tb"/>
      <style:text-properties style:font-name="Calibri" fo:font-size="12pt" style:font-name-asian="Calibri2" style:font-size-asian="12pt" style:font-name-complex="F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Micro Hei" style:font-size-asian="14pt" style:font-name-complex="Noto Sans Devanagari" style:font-size-complex="14pt"/>
    </style:style>
    <style:style style:name="Text_20_body" style:display-name="Text body" style:family="paragraph" style:parent-style-name="Standard" style:default-outline-level="" style:class="text">
      <style:paragraph-properties loext:contextual-spacing="false" fo:margin-top="0.15cm" fo:margin-bottom="0.15cm" fo:line-height="115%" fo:text-align="justify" style:justify-single-word="false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List" style:family="paragraph" style:parent-style-name="Text_20_body" style:class="list">
      <style:text-properties style:font-size-asian="12pt" style:font-name-complex="Noto Sans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Noto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/>
    </style:style>
    <style:style style:name="_3c_salute_3e_" style:display-name="&lt;salute&gt;" style:family="paragraph" style:parent-style-name="Standard" style:next-style-name="Text_20_body" style:default-outline-level="">
      <style:paragraph-properties loext:contextual-spacing="false" fo:margin-top="1cm" fo:margin-bottom="1cm" fo:line-height="100%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byline_3e_" style:display-name="&lt;byline&gt;" style:family="paragraph" style:parent-style-name="Standard" style:next-style-name="Text_20_body" style:default-outline-level="">
      <style:paragraph-properties loext:contextual-spacing="false" fo:margin-top="0cm" fo:margin-bottom="0cm" fo:line-height="100%" fo:text-align="end" style:justify-single-word="false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l_3e_" style:display-name="&lt;l&gt;" style:family="paragraph" style:parent-style-name="Standard" style:default-outline-level="">
      <style:paragraph-properties loext:contextual-spacing="false" fo:margin-top="0cm" fo:margin-bottom="0cm" fo:line-height="100%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description_3e_" style:display-name="&lt;description&gt;" style:family="paragraph" style:parent-style-name="Standard" style:default-outline-level="" style:list-style-name="">
      <style:text-properties style:font-name="Times New Roman" fo:font-size="11pt" style:text-underline-style="solid" style:text-underline-width="auto" style:text-underline-color="font-color" style:font-size-asian="11pt"/>
    </style:style>
    <style:style style:name="Default_20_Paragraph_20_Font" style:display-name="Default Paragraph Font" style:family="text"/>
    <style:style style:name="_3c_pb_3e_" style:display-name="&lt;pb&gt;" style:family="text">
      <style:text-properties fo:color="#999999" style:font-name="Arial, sans-serif" fo:font-size="11pt" fo:background-color="#ffffff" style:font-size-asian="11pt"/>
    </style:style>
    <style:style style:name="_3c_persName_3e_" style:display-name="&lt;persName&gt;" style:family="text">
      <style:text-properties style:use-window-font-color="true" fo:background-color="#ffff00"/>
    </style:style>
    <style:style style:name="_3c_placeName_3e_" style:display-name="&lt;placeName&gt;" style:family="text">
      <style:text-properties fo:background-color="#ff0000"/>
    </style:style>
    <style:style style:name="_3c_name_3e_" style:display-name="&lt;name&gt;" style:family="text">
      <style:text-properties fo:background-color="#0000ff"/>
    </style:style>
    <style:style style:name="_3c_tech_3e_" style:display-name="&lt;tech&gt;" style:family="text">
      <style:text-properties fo:background-color="#ffff00"/>
    </style:style>
    <style:style style:name="Corps_20_de_20_texte_20_Car" style:display-name="Corps de texte Car" style:family="text" style:parent-style-name="Default_20_Paragraph_20_Font"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foreign_3e_" style:display-name="&lt;foreign&gt;" style:family="text" style:parent-style-name="Default_20_Paragraph_20_Font">
      <style:text-properties fo:color="#ff00ff"/>
    </style:style>
    <style:style style:name="_3c_date_3e_" style:display-name="&lt;date&gt;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ndows User</meta:initial-creator>
    <meta:editing-cycles>13</meta:editing-cycles>
    <meta:creation-date>2020-02-08T14:23:00</meta:creation-date>
    <dc:date>2020-02-26T15:28:37.67</dc:date>
    <meta:editing-duration>PT1H6M25S</meta:editing-duration>
    <meta:generator>OpenOffice/4.1.6$Win32 OpenOffice.org_project/416m1$Build-9790</meta:generator>
    <meta:document-statistic meta:table-count="0" meta:image-count="0" meta:object-count="0" meta:page-count="2" meta:paragraph-count="25" meta:word-count="445" meta:character-count="262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